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fo:color="#0E2841" fo:font-size="20pt" style:font-size-asian="20pt" style:font-size-complex="20pt"/>
    </style:style>
    <style:style style:name="P2" style:parent-style-name="Normal" style:family="paragraph">
      <style:text-properties fo:font-weight="bold" style:font-weight-asian="bold" style:font-weight-complex="bold" fo:color="#0E2841" fo:font-size="20pt" style:font-size-asian="20pt" style:font-size-complex="20pt"/>
    </style:style>
    <style:style style:name="P3" style:parent-style-name="Normal" style:family="paragraph">
      <style:text-properties fo:font-weight="bold" style:font-weight-asian="bold" style:font-weight-complex="bold" fo:color="#0E2841"/>
    </style:style>
    <style:style style:name="P4" style:parent-style-name="Normal" style:family="paragraph">
      <style:text-properties fo:font-weight="bold" style:font-weight-asian="bold" style:font-weight-complex="bold" fo:color="#0E2841"/>
    </style:style>
    <style:style style:name="P5" style:parent-style-name="Normal" style:family="paragraph">
      <style:text-properties fo:font-weight="bold" style:font-weight-asian="bold" style:font-weight-complex="bold" fo:color="#0E2841"/>
    </style:style>
    <style:style style:name="P6" style:parent-style-name="ListParagraph" style:list-style-name="LFO1" style:family="paragraph"/>
    <style:style style:name="P7" style:parent-style-name="ListParagraph" style:list-style-name="LFO1" style:family="paragraph"/>
    <style:style style:name="P8" style:parent-style-name="ListParagraph" style:list-style-name="LFO1" style:family="paragraph"/>
    <style:style style:name="P9" style:parent-style-name="Normal" style:family="paragraph">
      <style:text-properties fo:font-weight="bold" style:font-weight-asian="bold" style:font-weight-complex="bold" fo:color="#0E2841"/>
    </style:style>
    <style:style style:name="P10" style:parent-style-name="Normal" style:family="paragraph">
      <style:text-properties fo:font-weight="bold" style:font-weight-asian="bold" style:font-weight-complex="bold" fo:color="#0E2841"/>
    </style:style>
    <style:style style:name="P11" style:parent-style-name="ListParagraph" style:list-style-name="LFO1" style:family="paragraph"/>
    <style:style style:name="P12" style:parent-style-name="ListParagraph" style:list-style-name="LFO1" style:family="paragraph"/>
    <style:style style:name="P13" style:parent-style-name="ListParagraph" style:list-style-name="LFO1" style:family="paragraph"/>
  </office:automatic-styles>
  <office:body>
    <office:text text:use-soft-page-breaks="true">
      <text:p text:style-name="P1">Software development plan</text:p>
      <text:p text:style-name="P2"/>
      <text:p text:style-name="P3">Timeline and Milestones:</text:p>
      <text:p text:style-name="Normal">The project will follow an Agile<text:s/>methodology, progressing through milestones<text:s/>(sprints)<text:s/>focused on design, development, testing, and deployment.</text:p>
      <text:p text:style-name="Normal">The first milestone involves<text:s/>beginning the<text:s/>planning<text:s/>of the solution, where the team defines the scope, target audience, and core features such as online booking, tutor profiles, and access to learning resources.</text:p>
      <text:p text:style-name="Normal">Next, during design and prototyping<text:s/>this is where a design of the solution will be<text:s/>displayed.<text:s/>A prototype will then be produced and refined based on user feedback to guide development.</text:p>
      <text:p text:style-name="Normal">Now core<text:s/>development will<text:s/>begin,<text:s/>and this is where<text:s/>we will begin to add features based on client needs and user experience.<text:s/>This will result in a functional Minimum Viable Product (MVP)<text:s/>for the client to test and review.</text:p>
      <text:p text:style-name="Normal">Now in the testing and refinement phase, usability and performance testing will be<text:s/>carried out, with feedback used to fix bugs and improve responsiveness and accessibility<text:s/>for users.</text:p>
      <text:p text:style-name="Normal">Finally, the deployment and evaluation milestone will involve launching the website, monitoring performance, and reviewing outcomes against project objectives<text:s/>during this time as well the websites traffic will indicate if the solutions has worked and has been a success for the client.</text:p>
      <text:p text:style-name="Normal"/>
      <text:p text:style-name="P4">Quality Assurance Plan</text:p>
      <text:p text:style-name="Normal">During development of the solution, it will need to be regularly evaluated by the client and end users, this is to gain information based on how well the solution looks, functions and works with both the users and client, for example when these regular checks/tests are carried out we will require the user to fill out a form what will have questions such as how satisfied they were with the solution and what we could improve on or make different, with this information we are able to see how satisfied the client and users are with the solution. Once the satisfactory percentage has reached over a certain point for example if 8 out of 10 users are satisfied then that will reassure that the solution is working as intended and meets the needs of the users, this shows that there may be no more improvements to be<text:s/>made,<text:s/>and the solution can be deployed.</text:p>
      <text:p text:style-name="Normal"/>
      <text:soft-page-break/>
      <text:p text:style-name="P5">Risk Management</text:p>
      <text:p text:style-name="Normal">Using the agile methodology the risks will be reviewed at the end of each sprint and then evaluated to see if they will cause a problem.</text:p>
      <text:p text:style-name="Normal">Key risks and mitigations include:</text:p>
      <text:list text:style-name="LFO1" text:continue-numbering="true">
        <text:list-item>
          <text:p text:style-name="P6">Time Constraints: the project may take longer than initially intended <text:s text:c="5"/>Mitigation: effectively plan out sprints in order to set a realistic timeline for the solution</text:p>
        </text:list-item>
        <text:list-item>
          <text:p text:style-name="P7">Team Communication: Miscommunications will lead to confusion and uncompleted tasks <text:s text:c="34"/></text:p>
        </text:list-item>
      </text:list>
      <text:p text:style-name="ListParagraph">Mitigation: hold regular meetings where the team can asses where they are in the project and make any changes if necessary</text:p>
      <text:list text:style-name="LFO1" text:continue-numbering="true">
        <text:list-item>
          <text:p text:style-name="P8">Unexpected Work: The client may request a feature that was not initially planned in the project but needs to be implemented</text:p>
        </text:list-item>
      </text:list>
      <text:p text:style-name="ListParagraph">Mitigation: Regularly communicate with the client to make sure that the solution is meeting their needs and that they are satisfied with the solution</text:p>
      <text:p text:style-name="Normal"/>
      <text:p text:style-name="P9">Recourse Requirements</text:p>
      <text:p text:style-name="Normal">Effective resource management ensures that team members, tools, and time are used efficiently throughout the project. Roles and responsibilities are assigned based on individual strengths, with regular communication to balance workloads and maintain steady progress.</text:p>
      <text:p text:style-name="Normal"/>
      <text:p text:style-name="P10">Communication And Reporting</text:p>
      <text:p text:style-name="Normal">During development and planning the team will e using <text:s/>multiple resources for collaboration on projects:</text:p>
      <text:list text:style-name="LFO1" text:continue-numbering="true">
        <text:list-item>
          <text:p text:style-name="P11">GitHub: Where the team will upload files and review documents/code for the solution</text:p>
        </text:list-item>
        <text:list-item>
          <text:p text:style-name="P12">Linear: where the team will be assigned to different tasks during the development and research stages</text:p>
        </text:list-item>
        <text:list-item>
          <text:p text:style-name="P13">Teams: the main communication tool used by the team, it will also be used for collaboration on documents that need to be completed quickly or need a lot of information e.g. PowerPoint presentations</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Billy Duffin</meta:initial-creator>
    <dc:creator>Billy Duffin</dc:creator>
    <meta:creation-date>2025-10-13T14:15:00Z</meta:creation-date>
    <dc:date>2025-10-13T15:02:00Z</dc:date>
    <meta:template xlink:href="Normal" xlink:type="simple"/>
    <meta:editing-cycles>1</meta:editing-cycles>
    <meta:editing-duration>PT2820S</meta:editing-duration>
    <meta:document-statistic meta:page-count="2" meta:paragraph-count="7" meta:word-count="573" meta:character-count="3838" meta:row-count="27" meta:non-whitespace-character-count="3272"/>
  </office:meta>
</office:document-meta>
</file>